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opacity="100%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94cm"/>
    </style:style>
    <style:style style:name="pr1" style:family="presentation" style:parent-style-name="marketing_5f_de-subtitle">
      <style:graphic-properties draw:fill-color="#ffffff" draw:textarea-vertical-align="top" draw:auto-grow-height="true" fo:min-height="21cm"/>
    </style:style>
    <style:style style:name="pr2" style:family="presentation" style:parent-style-name="marketing_5f_de-notes">
      <style:graphic-properties draw:fill-color="#ffffff" draw:auto-grow-height="true" fo:min-height="13.364cm"/>
    </style:style>
    <style:style style:name="pr3" style:family="presentation" style:parent-style-name="marketing_5f_de-title">
      <style:graphic-properties draw:auto-grow-height="true" fo:min-height="3.506cm"/>
    </style:style>
    <style:style style:name="pr4" style:family="presentation" style:parent-style-name="marketing_5f_de-outline1">
      <style:graphic-properties draw:auto-grow-height="true" fo:min-height="12.1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8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pitch="variable" style:font-charset="x-symbol" fo:color="#00458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rketingplan" draw:style-name="dp1" draw:master-page-name="marketing_5f_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UML-Aktivitätsdiagramm</text:span></text:p>
            <text:p><text:span text:style-name="T3">Christian Marzi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haltsverzeichnis</text:p>
          </draw:text-box>
        </draw:frame>
        <draw:frame presentation:style-name="pr4" draw:text-style-name="P3" draw:layer="layout" svg:width="25.5cm" svg:height="12.18cm" svg:x="2cm" svg:y="6.32cm" presentation:class="outline" presentation:user-transformed="true">
          <draw:text-box>
            <text:list text:style-name="L2">
              <text:list-item>
                <text:p><text:span text:style-name="T4">Einführung: Sinn und Zweck eines Aktivitätsdiagramms/ Anwendungsorte in der Praxis</text:span></text:p>
              </text:list-item>
              <text:list-item>
                <text:p><text:span text:style-name="T4">Elemente/Bestandteile eines Aktivitätsdiagramms</text:span></text:p>
              </text:list-item>
              <text:list-item>
                <text:p><text:span text:style-name="T4">Beispiele: vom Code zum Diagramm</text:span></text:p>
              </text:list-item>
              <text:list-item>
                <text:p><text:span text:style-name="T4">Quellenverzeichnis/ weiterführende Quellen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frame presentation:style-name="pr4" draw:layer="layout" svg:width="25.199cm" svg:height="12.18cm" svg:x="2.301cm" svg:y="5.5cm" presentation:class="outline" presentation:user-transformed="true">
          <draw:text-box>
            <text:list text:style-name="L2">
              <text:list-item>
                <text:p><text:span text:style-name="T5">Sinn und Zweck</text:span>:</text:p>
                <text:p text:style-name="P4"><text:span text:style-name="T6">- Verhaltensdiagramm</text:span></text:p>
                <text:p text:style-name="P4"><text:span text:style-name="T6">- Vernetzung von Aktionen und deren Verbindugnen mit Kotnroll-und Datenflüssen</text:span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5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5"><text:span text:style-name="T7"><text:s text:c="4"/></text:span><text:span text:style-name="T7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5"><text:span text:style-name="T7"><text:s text:c="6"/></text:span><text:span text:style-name="T7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5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5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Quellen</text:p>
          </draw:text-box>
        </draw:frame>
        <draw:frame presentation:style-name="pr4" draw:text-style-name="P8" draw:layer="layout" svg:width="25.199cm" svg:height="12.18cm" svg:x="2.301cm" svg:y="6.5cm" presentation:class="outline">
          <draw:text-box>
            <text:list text:style-name="L2">
              <text:list-item>
                <text:p><text:span text:style-name="T7">UML 2.5 Das umfassende Handbuch : S. 227 – S.308 5. Aufl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_20_2" draw:display-name="2 Dots 1 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2" svg:stroke-width="0cm" svg:stroke-color="#000000" draw:marker-start-width="0.3cm" draw:marker-start-center="false" draw:marker-end-width="0.3cm" draw:marker-end-center="false" draw:fill="solid" draw:fill-color="#ff950e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de" fo:country="DE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marketing_5f_de-background" style:display-name="marketing_de-background" style:family="presentation">
      <style:graphic-properties draw:stroke="none" draw:fill="solid" draw:fill-color="#eeeeee" style:repeat="stretch"/>
      <style:text-properties style:letter-kerning="true"/>
    </style:style>
    <style:style style:name="marketing_5f_de-backgroundobjects" style:display-name="marketing_de-backgroundobjects" style:family="presentation">
      <style:graphic-properties draw:fill-color="#ff950e" draw:fill-image-width="0cm" draw:fill-image-height="0cm" draw:shadow="hidden" draw:shadow-offset-x="0.3cm" draw:shadow-offset-y="0.3cm" draw:shadow-color="#808080"/>
      <style:text-properties style:letter-kerning="true"/>
    </style:style>
    <style:style style:name="marketing_5f_de-notes" style:display-name="marketing_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ing_5f_de-outline1" style:display-name="marketing_de-outline1" style:family="presentation">
      <style:graphic-properties draw:stroke="none" draw:fill="none">
        <text:list-style style:name="marketing_5f_de-outline1" style:display-name="marketing_de-outline1">
          <text:list-level-style-bullet text:level="1" text:bullet-char="➢">
            <style:list-level-properties text:space-before="0.3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outline2" style:display-name="marketing_de-outline2" style:family="presentation" style:parent-style-name="marketing_5f_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rketing_5f_de-outline3" style:display-name="marketing_de-outline3" style:family="presentation" style:parent-style-name="marketing_5f_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rketing_5f_de-outline4" style:display-name="marketing_de-outline4" style:family="presentation" style:parent-style-name="marketing_5f_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rketing_5f_de-outline5" style:display-name="marketing_de-outline5" style:family="presentation" style:parent-style-name="marketing_5f_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6" style:display-name="marketing_de-outline6" style:family="presentation" style:parent-style-name="marketing_5f_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7" style:display-name="marketing_de-outline7" style:family="presentation" style:parent-style-name="marketing_5f_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8" style:display-name="marketing_de-outline8" style:family="presentation" style:parent-style-name="marketing_5f_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9" style:display-name="marketing_de-outline9" style:family="presentation" style:parent-style-name="marketing_5f_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subtitle" style:display-name="marketing_de-subtitle" style:family="presentation">
      <style:graphic-properties draw:stroke="none" draw:fill="none" draw:textarea-vertical-align="middle">
        <text:list-style style:name="marketing_5f_de-subtitle" style:display-name="marketing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title" style:display-name="marketing_de-title" style:family="presentation">
      <style:graphic-properties draw:stroke="none" draw:fill="none" draw:textarea-vertical-align="middle">
        <text:list-style style:name="marketing_5f_de-title" style:display-name="marketing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rketing_5f_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rketing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rketing_5f_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rketing_5f_de" style:display-name="marketing_de" style:page-layout-name="PM1" draw:style-name="Mdp1">
      <draw:frame presentation:style-name="marketing_5f_de-title" draw:layer="backgroundobjects" svg:width="25.199cm" svg:height="3.506cm" svg:x="2.1cm" svg:y="0.837cm" presentation:class="title" presentation:placeholder="true">
        <draw:text-box/>
      </draw:frame>
      <draw:frame presentation:style-name="marketing_5f_de-outline1" draw:layer="backgroundobjects" svg:width="25.199cm" svg:height="12.18cm" svg:x="2.301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marketing_5f_de-title" draw:layer="backgroundobjects" svg:width="14.848cm" svg:height="11.136cm" svg:x="3.075cm" svg:y="2.257cm" presentation:class="page"/>
        <draw:frame presentation:style-name="marketing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4T10:25:08.301484788</meta:creation-date>
    <meta:editing-duration>PT7H31M19S</meta:editing-duration>
    <meta:editing-cycles>112</meta:editing-cycles>
    <meta:generator>OpenOffice/4.1.3$Win32 OpenOffice.org_project/413m1$Build-9783</meta:generator>
    <meta:initial-creator>Marzian </meta:initial-creator>
    <dc:date>2017-05-01T20:23:30.35</dc:date>
    <meta:document-statistic meta:object-count="42"/>
    <meta:user-defined meta:name="License">&lt;a href="http://www.openoffice.org/licenses/BSD.pdf"&gt;BSD&lt;/a&gt;</meta:user-defined>
  </office:meta>
</office:document-meta>
</file>